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0.912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796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cccccc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21.063cm" svg:y="3.077cm">
            <draw:object draw:notify-on-update-of-ranges="Tabelle1.B3:Tabelle1.B53 Tabelle1.D2:Tabelle1.D2 Tabelle1.D3:Tabelle1.D53 Tabelle1.B3:Tabelle1.B53 Tabelle1.C2:Tabelle1.C2 Tabelle1.C3:Tabelle1.C5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587cm" svg:y="12.24cm">
            <draw:object draw:notify-on-update-of-ranges="Tabelle1.B3:Tabelle1.B59 Tabelle1.D2:Tabelle1.D2 Tabelle1.D3:Tabelle1.D59 Tabelle1.B3:Tabelle1.B59 Tabelle1.E2:Tabelle1.E2 Tabelle1.E3:Tabelle1.E59 Tabelle1.B3:Tabelle1.B59 Tabelle1.C2:Tabelle1.C2 Tabelle1.C3:Tabelle1.C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1.172cm" svg:y="0cm">
            <draw:object draw:notify-on-update-of-ranges="Tabelle1.B3:Tabelle1.B63 Tabelle1.C2:Tabelle1.C2 Tabelle1.C3:Tabelle1.C63 Tabelle1.B3:Tabelle1.B63 Tabelle1.D2:Tabelle1.D2 Tabelle1.D3:Tabelle1.D63 Tabelle1.B3:Tabelle1.B63 Tabelle1.E2:Tabelle1.E2 Tabelle1.E3:Tabelle1.E63 Tabelle1.B3:Tabelle1.B63 Tabelle1.F2:Tabelle1.F2 Tabelle1.F3:Tabelle1.F6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15.901cm" svg:y="8.793cm">
            <draw:object draw:notify-on-update-of-ranges="Tabelle1.B3:Tabelle1.B63 Tabelle1.C2:Tabelle1.C2 Tabelle1.C3:Tabelle1.C63 Tabelle1.B3:Tabelle1.B63 Tabelle1.D2:Tabelle1.D2 Tabelle1.D3:Tabelle1.D63 Tabelle1.B3:Tabelle1.B63 Tabelle1.E2:Tabelle1.E2 Tabelle1.E3:Tabelle1.E63 Tabelle1.B3:Tabelle1.B63 Tabelle1.F2:Tabelle1.F2 Tabelle1.F3:Tabelle1.F63 Tabelle1.B3:Tabelle1.B63 Tabelle1.G2:Tabelle1.G2 Tabelle1.G3:Tabelle1.G6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0.212cm" svg:height="18.103cm" svg:x="3.827cm" svg:y="29.703cm">
            <draw:object draw:notify-on-update-of-ranges="Tabelle1.B2:Tabelle1.B2 Tabelle1.B3:Tabelle1.B69 Tabelle1.C2:Tabelle1.C2 Tabelle1.C3:Tabelle1.C69 Tabelle1.B2:Tabelle1.B2 Tabelle1.B3:Tabelle1.B69 Tabelle1.D2:Tabelle1.D2 Tabelle1.D3:Tabelle1.D69 Tabelle1.B2:Tabelle1.B2 Tabelle1.B3:Tabelle1.B69 Tabelle1.E2:Tabelle1.E2 Tabelle1.E3:Tabelle1.E69 Tabelle1.B2:Tabelle1.B2 Tabelle1.B3:Tabelle1.B69 Tabelle1.F2:Tabelle1.F2 Tabelle1.F3:Tabelle1.F69 Tabelle1.B2:Tabelle1.B2 Tabelle1.B3:Tabelle1.B69 Tabelle1.G2:Tabelle1.G2 Tabelle1.G3:Tabelle1.G69 Tabelle1.B2:Tabelle1.B2 Tabelle1.B3:Tabelle1.B69 Tabelle1.H2:Tabelle1.H2 Tabelle1.H3:Tabelle1.H69 Tabelle1.B2:Tabelle1.B2 Tabelle1.B3:Tabelle1.B69 Tabelle1.I2:Tabelle1.I2 Tabelle1.I3:Tabelle1.I6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3" table:number-columns-repeated="2"/>
          <table:table-cell table:style-name="ce3" office:value-type="string" calcext:value-type="string">
            <text:p>9-speed</text:p>
          </table:table-cell>
          <table:table-cell table:number-columns-repeated="4" table:style-name="ce3" office:value-type="string" calcext:value-type="string">
            <text:p>3-speed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cm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9-speed</text:p>
          </table:table-cell>
          <table:table-cell office:value-type="string" calcext:value-type="string">
            <text:p>3-speed</text:p>
          </table:table-cell>
          <table:table-cell office:value-type="string" calcext:value-type="string">
            <text:p>unlub.</text:p>
          </table:table-cell>
          <table:table-cell office:value-type="string" calcext:value-type="string">
            <text:p>Glycerine</text:p>
          </table:table-cell>
          <table:table-cell office:value-type="string" calcext:value-type="string">
            <text:p>Paraffin</text:p>
          </table:table-cell>
          <table:table-cell office:value-type="string" calcext:value-type="string">
            <text:p>Knife-edge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*1.25" office:value-type="float" office:value="25" calcext:value-type="float">
            <text:p>25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table:formula="of:=[.B3]+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formula="of:=[.B5]+1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/>
          <table:table-cell table:formula="of:=[.B6]+1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/>
          <table:table-cell table:formula="of:=[.B8]+1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float" office:value="21.5" calcext:value-type="float">
            <text:p>21.5</text:p>
          </table:table-cell>
          <table:table-cell table:number-columns-repeated="1020"/>
        </table:table-row>
        <table:table-row table:style-name="ro2">
          <table:table-cell/>
          <table:table-cell table:formula="of:=[.B10]+1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.5" calcext:value-type="float">
            <text:p>17.5</text:p>
          </table:table-cell>
          <table:table-cell office:value-type="float" office:value="20.5" calcext:value-type="float">
            <text:p>20.5</text:p>
          </table:table-cell>
          <table:table-cell table:number-columns-repeated="1015"/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/>
          <table:table-cell table:formula="of:=[.B14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/>
          <table:table-cell table:formula="of:=[.B15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/>
          <table:table-cell table:formula="of:=[.B16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7]+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/>
          <table:table-cell table:formula="of:=[.B18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/>
          <table:table-cell table:formula="of:=[.B19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/>
          <table:table-cell table:formula="of:=[.B20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/>
          <table:table-cell table:formula="of:=[.B21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22]+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.5" calcext:value-type="float">
            <text:p>14.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2" calcext:value-type="float">
            <text:p>17.2</text:p>
          </table:table-cell>
          <table:table-cell table:number-columns-repeated="1015"/>
        </table:table-row>
        <table:table-row table:style-name="ro2">
          <table:table-cell/>
          <table:table-cell table:formula="of:=[.B23]+1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/>
          <table:table-cell table:formula="of:=[.B24]+1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/>
          <table:table-cell table:formula="of:=[.B25]+1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/>
          <table:table-cell table:formula="of:=[.B26]+1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/>
          <table:table-cell table:formula="of:=[.B27]+1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/>
          <table:table-cell table:formula="of:=[.B28]+1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/>
          <table:table-cell table:formula="of:=[.B29]+1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/>
          <table:table-cell table:formula="of:=[.B30]+1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/>
          <table:table-cell table:formula="of:=[.B31]+1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office:value-type="float" office:value="8.5" calcext:value-type="float">
            <text:p>8.5</text:p>
          </table:table-cell>
          <table:table-cell table:formula="of:=[.B32]+1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.6" calcext:value-type="float">
            <text:p>10.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/>
          <table:table-cell table:formula="of:=[.B33]+1"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/>
          <table:table-cell table:formula="of:=[.B34]+1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/>
          <table:table-cell table:formula="of:=[.B35]+1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/>
          <table:table-cell table:formula="of:=[.B36]+1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7]+1" office:value-type="float" office:value="35" calcext:value-type="float">
            <text:p>35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1.1" calcext:value-type="float">
            <text:p>11.1</text:p>
          </table:table-cell>
          <table:table-cell table:number-columns-repeated="1019"/>
        </table:table-row>
        <table:table-row table:style-name="ro2">
          <table:table-cell/>
          <table:table-cell table:formula="of:=[.B38]+1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/>
          <table:table-cell table:formula="of:=[.B39]+1" office:value-type="float" office:value="37" calcext:value-type="float">
            <text:p>37</text:p>
          </table:table-cell>
          <table:table-cell table:number-columns-repeated="9"/>
          <table:table-cell office:value-type="string" calcext:value-type="string">
            <text:p>Ltot=155cm</text:p>
          </table:table-cell>
          <table:table-cell table:number-columns-repeated="1012"/>
        </table:table-row>
        <table:table-row table:style-name="ro2">
          <table:table-cell/>
          <table:table-cell table:formula="of:=[.B40]+1"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Lcm=75 cm</text:p>
          </table:table-cell>
          <table:table-cell table:number-columns-repeated="1012"/>
        </table:table-row>
        <table:table-row table:style-name="ro2">
          <table:table-cell/>
          <table:table-cell table:formula="of:=[.B41]+1"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M=4 kg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2]+1" office:value-type="float" office:value="40" calcext:value-type="float">
            <text:p>4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9" calcext:value-type="float">
            <text:p>9.9</text:p>
          </table:table-cell>
          <table:table-cell office:value-type="float" office:value="8.5" calcext:value-type="float">
            <text:p>8.5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/>
          <table:table-cell table:formula="of:=[.B43]+1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/>
          <table:table-cell table:formula="of:=[.B44]+1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/>
          <table:table-cell table:formula="of:=[.B45]+1"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/>
          <table:table-cell table:formula="of:=[.B46]+1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/>
          <table:table-cell table:formula="of:=[.B47]+1" office:value-type="float" office:value="45" calcext:value-type="float">
            <text:p>45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1019"/>
        </table:table-row>
        <table:table-row table:style-name="ro2">
          <table:table-cell/>
          <table:table-cell table:formula="of:=[.B48]+1" office:value-type="float" office:value="46" calcext:value-type="float">
            <text:p>46</text:p>
          </table:table-cell>
          <table:table-cell table:number-columns-repeated="1022"/>
        </table:table-row>
        <table:table-row table:style-name="ro2">
          <table:table-cell/>
          <table:table-cell table:formula="of:=[.B49]+1"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/>
          <table:table-cell table:formula="of:=[.B50]+1"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/>
          <table:table-cell table:formula="of:=[.B51]+1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/>
          <table:table-cell table:formula="of:=[.B52]+1"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0.5" calcext:value-type="float">
            <text:p>10.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6.2" calcext:value-type="float">
            <text:p>6.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2.1" calcext:value-type="float">
            <text:p>2.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1.8" calcext:value-type="float">
            <text:p>1.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1015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0.00.0000</text:date>, <text:time style:data-style-name="N2" text:time-value="0000-00-00T17:46:24.7651664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19-09-03T15:48:27.869292612</meta:creation-date>
    <dc:date>2019-10-07T19:17:14.290844537</dc:date>
    <dc:creator>Theo Schmidt</dc:creator>
    <meta:editing-duration>PT4H59M20S</meta:editing-duration>
    <meta:editing-cycles>5</meta:editing-cycles>
    <meta:generator>LibreOffice/4.1.6.2$Linux_X86_64 LibreOffice_project/410m0$Build-2</meta:generator>
    <meta:document-statistic meta:table-count="1" meta:cell-count="1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" chart:style-name="ch1">
        <chart:legend chart:legend-position="end" svg:x="13.36cm" svg:y="3.952cm" style:legend-expansion="high" chart:style-name="ch2"/>
        <chart:plot-area chart:style-name="ch3" table:cell-range-address="Tabelle1.B3:Tabelle1.C53 Tabelle1.D2:Tabelle1.D53 Tabelle1.C2:Tabelle1.C2" chart:data-source-has-labels="row" svg:x="0.77cm" svg:y="0.855cm" svg:width="11.95cm" svg:height="7.545cm">
          <chartooo:coordinate-region svg:x="1.391cm" svg:y="1.054cm" svg:width="11.14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3:Tabelle1.D53" chart:label-cell-address="Tabelle1.D2:Tabelle1.D2" chart:class="chart:scatter">
            <chart:domain table:cell-range-address="Tabelle1.B3:Tabelle1.B53"/>
            <chart:data-point chart:repeated="51"/>
          </chart:series>
          <chart:series chart:style-name="ch7" chart:values-cell-range-address="Tabelle1.C3:Tabelle1.C53" chart:label-cell-address="Tabelle1.C2:Tabelle1.C2" chart:class="chart:scatte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9-speed</text:p>
                <draw:g>
                  <svg:desc>Tabelle1.D2:Tabelle1.D2</svg:desc>
                </draw:g>
              </table:table-cell>
              <table:table-cell office:value-type="string">
                <text:p>seconds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:Tabelle1.B53</svg:desc>
                </draw:g>
              </table:table-cell>
              <table:table-cell office:value-type="float" office:value="25">
                <text:p>25</text:p>
                <draw:g>
                  <svg:desc>Tabelle1.D3:Tabelle1.D53</svg:desc>
                </draw:g>
              </table:table-cell>
              <table:table-cell office:value-type="float" office:value="0">
                <text:p>0</text:p>
                <draw:g>
                  <svg:desc>Tabelle1.C3:Tabelle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6">
                <text:p>10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3 1" chart:style-name="ch1">
        <chart:legend chart:legend-position="end" svg:x="13.36cm" svg:y="3.703cm" style:legend-expansion="high" chart:style-name="ch2"/>
        <chart:plot-area chart:style-name="ch3" table:cell-range-address="Tabelle1.B3:Tabelle1.C59 Tabelle1.D2:Tabelle1.E59 Tabelle1.C2:Tabelle1.C2" chart:data-source-has-labels="row" svg:x="0.77cm" svg:y="0.855cm" svg:width="11.95cm" svg:height="7.545cm">
          <chartooo:coordinate-region svg:x="1.391cm" svg:y="1.054cm" svg:width="11.0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3:Tabelle1.D59" chart:label-cell-address="Tabelle1.D2:Tabelle1.D2" chart:class="chart:scatter">
            <chart:domain table:cell-range-address="Tabelle1.B3:Tabelle1.B59"/>
            <chart:data-point chart:repeated="57"/>
          </chart:series>
          <chart:series chart:style-name="ch7" chart:values-cell-range-address="Tabelle1.E3:Tabelle1.E59" chart:label-cell-address="Tabelle1.E2:Tabelle1.E2" chart:class="chart:scatter">
            <chart:data-point chart:repeated="57"/>
          </chart:series>
          <chart:series chart:style-name="ch8" chart:values-cell-range-address="Tabelle1.C3:Tabelle1.C59" chart:label-cell-address="Tabelle1.C2:Tabelle1.C2" chart:class="chart:scatter">
            <chart:data-point chart:repeated="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9-speed</text:p>
                <draw:g>
                  <svg:desc>Tabelle1.D2:Tabelle1.D2</svg:desc>
                </draw:g>
              </table:table-cell>
              <table:table-cell office:value-type="string">
                <text:p>3-speed</text:p>
                <draw:g>
                  <svg:desc>Tabelle1.E2:Tabelle1.E2</svg:desc>
                </draw:g>
              </table:table-cell>
              <table:table-cell office:value-type="string">
                <text:p>seconds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:Tabelle1.B59</svg:desc>
                </draw:g>
              </table:table-cell>
              <table:table-cell office:value-type="float" office:value="25">
                <text:p>25</text:p>
                <draw:g>
                  <svg:desc>Tabelle1.D3:Tabelle1.D59</svg:desc>
                </draw:g>
              </table:table-cell>
              <table:table-cell office:value-type="float" office:value="25">
                <text:p>25</text:p>
                <draw:g>
                  <svg:desc>Tabelle1.E3:Tabelle1.E59</svg:desc>
                </draw:g>
              </table:table-cell>
              <table:table-cell office:value-type="float" office:value="0">
                <text:p>0</text:p>
                <draw:g>
                  <svg:desc>Tabelle1.C3:Tabelle1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6">
                <text:p>10.6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.8">
                <text:p>8.8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5">
                <text:p>7.5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4.3">
                <text:p>4.3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205cm" style:legend-expansion="high" chart:style-name="ch2"/>
        <chart:plot-area chart:style-name="ch3" table:cell-range-address="Tabelle1.B3:Tabelle1.G63 Tabelle1.C2:Tabelle1.G2" chart:data-source-has-labels="row" svg:x="0.77cm" svg:y="0.855cm" svg:width="11.791cm" svg:height="7.545cm">
          <chartooo:coordinate-region svg:x="1.391cm" svg:y="1.054cm" svg:width="10.8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63" chart:label-cell-address="Tabelle1.C2:Tabelle1.C2" chart:class="chart:scatter">
            <chart:domain table:cell-range-address="Tabelle1.B3:Tabelle1.B63"/>
            <chart:data-point chart:repeated="61"/>
          </chart:series>
          <chart:series chart:style-name="ch7" chart:values-cell-range-address="Tabelle1.D3:Tabelle1.D63" chart:label-cell-address="Tabelle1.D2:Tabelle1.D2" chart:class="chart:scatter">
            <chart:data-point chart:repeated="61"/>
          </chart:series>
          <chart:series chart:style-name="ch8" chart:values-cell-range-address="Tabelle1.E3:Tabelle1.E63" chart:label-cell-address="Tabelle1.E2:Tabelle1.E2" chart:class="chart:scatter">
            <chart:data-point chart:repeated="61"/>
          </chart:series>
          <chart:series chart:style-name="ch9" chart:values-cell-range-address="Tabelle1.F3:Tabelle1.F63" chart:label-cell-address="Tabelle1.F2:Tabelle1.F2" chart:class="chart:scatter">
            <chart:data-point chart:repeated="61"/>
          </chart:series>
          <chart:series chart:style-name="ch10" chart:values-cell-range-address="Tabelle1.G3:Tabelle1.G63" chart:label-cell-address="Tabelle1.G2:Tabelle1.G2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econds</text:p>
                <draw:g>
                  <svg:desc>Tabelle1.C2:Tabelle1.C2</svg:desc>
                </draw:g>
              </table:table-cell>
              <table:table-cell office:value-type="string">
                <text:p>9-speed</text:p>
                <draw:g>
                  <svg:desc>Tabelle1.D2:Tabelle1.D2</svg:desc>
                </draw:g>
              </table:table-cell>
              <table:table-cell office:value-type="string">
                <text:p>3-speed</text:p>
                <draw:g>
                  <svg:desc>Tabelle1.E2:Tabelle1.E2</svg:desc>
                </draw:g>
              </table:table-cell>
              <table:table-cell office:value-type="string">
                <text:p>unlub.</text:p>
                <draw:g>
                  <svg:desc>Tabelle1.F2:Tabelle1.F2</svg:desc>
                </draw:g>
              </table:table-cell>
              <table:table-cell office:value-type="string">
                <text:p>Glycerine</text:p>
                <draw:g>
                  <svg:desc>Tabelle1.G2:Tabe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:Tabelle1.B63</svg:desc>
                </draw:g>
              </table:table-cell>
              <table:table-cell office:value-type="float" office:value="0">
                <text:p>0</text:p>
                <draw:g>
                  <svg:desc>Tabelle1.C3:Tabelle1.C63</svg:desc>
                </draw:g>
              </table:table-cell>
              <table:table-cell office:value-type="float" office:value="25">
                <text:p>25</text:p>
                <draw:g>
                  <svg:desc>Tabelle1.D3:Tabelle1.D63</svg:desc>
                </draw:g>
              </table:table-cell>
              <table:table-cell office:value-type="float" office:value="25">
                <text:p>25</text:p>
                <draw:g>
                  <svg:desc>Tabelle1.E3:Tabelle1.E63</svg:desc>
                </draw:g>
              </table:table-cell>
              <table:table-cell office:value-type="float" office:value="25">
                <text:p>25</text:p>
                <draw:g>
                  <svg:desc>Tabelle1.F3:Tabelle1.F63</svg:desc>
                </draw:g>
              </table:table-cell>
              <table:table-cell office:value-type="float" office:value="25">
                <text:p>25</text:p>
                <draw:g>
                  <svg:desc>Tabelle1.G3:Tabelle1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0.6">
                <text:p>10.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9.9">
                <text:p>9.9</text:p>
              </table:table-cell>
              <table:table-cell office:value-type="float" office:value="8.5">
                <text:p>8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454cm" style:legend-expansion="high" chart:style-name="ch2"/>
        <chart:plot-area chart:style-name="ch3" table:cell-range-address="Tabelle1.B3:Tabelle1.F63 Tabelle1.C2:Tabelle1.F2" chart:data-source-has-labels="row" svg:x="0.77cm" svg:y="0.855cm" svg:width="11.95cm" svg:height="7.545cm">
          <chartooo:coordinate-region svg:x="1.391cm" svg:y="1.054cm" svg:width="11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63" chart:label-cell-address="Tabelle1.C2:Tabelle1.C2" chart:class="chart:scatter">
            <chart:domain table:cell-range-address="Tabelle1.B3:Tabelle1.B63"/>
            <chart:data-point chart:repeated="61"/>
          </chart:series>
          <chart:series chart:style-name="ch7" chart:values-cell-range-address="Tabelle1.D3:Tabelle1.D63" chart:label-cell-address="Tabelle1.D2:Tabelle1.D2" chart:class="chart:scatter">
            <chart:data-point chart:repeated="61"/>
          </chart:series>
          <chart:series chart:style-name="ch8" chart:values-cell-range-address="Tabelle1.E3:Tabelle1.E63" chart:label-cell-address="Tabelle1.E2:Tabelle1.E2" chart:class="chart:scatter">
            <chart:data-point chart:repeated="61"/>
          </chart:series>
          <chart:series chart:style-name="ch9" chart:values-cell-range-address="Tabelle1.F3:Tabelle1.F63" chart:label-cell-address="Tabelle1.F2:Tabelle1.F2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econds</text:p>
                <draw:g>
                  <svg:desc>Tabelle1.C2:Tabelle1.C2</svg:desc>
                </draw:g>
              </table:table-cell>
              <table:table-cell office:value-type="string">
                <text:p>9-speed</text:p>
                <draw:g>
                  <svg:desc>Tabelle1.D2:Tabelle1.D2</svg:desc>
                </draw:g>
              </table:table-cell>
              <table:table-cell office:value-type="string">
                <text:p>3-speed</text:p>
                <draw:g>
                  <svg:desc>Tabelle1.E2:Tabelle1.E2</svg:desc>
                </draw:g>
              </table:table-cell>
              <table:table-cell office:value-type="string">
                <text:p>unlub.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:Tabelle1.B63</svg:desc>
                </draw:g>
              </table:table-cell>
              <table:table-cell office:value-type="float" office:value="0">
                <text:p>0</text:p>
                <draw:g>
                  <svg:desc>Tabelle1.C3:Tabelle1.C63</svg:desc>
                </draw:g>
              </table:table-cell>
              <table:table-cell office:value-type="float" office:value="25">
                <text:p>25</text:p>
                <draw:g>
                  <svg:desc>Tabelle1.D3:Tabelle1.D63</svg:desc>
                </draw:g>
              </table:table-cell>
              <table:table-cell office:value-type="float" office:value="25">
                <text:p>25</text:p>
                <draw:g>
                  <svg:desc>Tabelle1.E3:Tabelle1.E63</svg:desc>
                </draw:g>
              </table:table-cell>
              <table:table-cell office:value-type="float" office:value="25">
                <text:p>25</text:p>
                <draw:g>
                  <svg:desc>Tabelle1.F3:Tabelle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0.6">
                <text:p>10.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9.9">
                <text:p>9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213cm" svg:height="18.104cm" xlink:href=".." xlink:type="simple" chart:class="chart:scatter" chart:style-name="ch1">
        <chart:legend chart:legend-position="end" svg:x="27.255cm" svg:y="7.259cm" style:legend-expansion="high" chart:style-name="ch2"/>
        <chart:plot-area chart:style-name="ch3" table:cell-range-address="Tabelle1.B2:Tabelle1.I69" chart:data-source-has-labels="row" svg:x="1.054cm" svg:y="1.583cm" svg:width="24.993cm" svg:height="15.739cm">
          <chartooo:coordinate-region svg:x="1.675cm" svg:y="1.782cm" svg:width="24.092cm" svg:height="1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69" chart:label-cell-address="Tabelle1.C2:Tabelle1.C2" chart:class="chart:scatter">
            <chart:domain table:cell-range-address="Tabelle1.B3:Tabelle1.B69"/>
            <chart:data-point chart:repeated="67"/>
          </chart:series>
          <chart:series chart:style-name="ch7" chart:values-cell-range-address="Tabelle1.D3:Tabelle1.D69" chart:label-cell-address="Tabelle1.D2:Tabelle1.D2" chart:class="chart:scatter">
            <chart:data-point chart:repeated="67"/>
          </chart:series>
          <chart:series chart:style-name="ch8" chart:values-cell-range-address="Tabelle1.E3:Tabelle1.E69" chart:label-cell-address="Tabelle1.E2:Tabelle1.E2" chart:class="chart:scatter">
            <chart:data-point chart:repeated="67"/>
          </chart:series>
          <chart:series chart:style-name="ch9" chart:values-cell-range-address="Tabelle1.F3:Tabelle1.F69" chart:label-cell-address="Tabelle1.F2:Tabelle1.F2" chart:class="chart:scatter">
            <chart:data-point chart:repeated="67"/>
          </chart:series>
          <chart:series chart:style-name="ch10" chart:values-cell-range-address="Tabelle1.G3:Tabelle1.G69" chart:label-cell-address="Tabelle1.G2:Tabelle1.G2" chart:class="chart:scatter">
            <chart:data-point chart:repeated="67"/>
          </chart:series>
          <chart:series chart:style-name="ch11" chart:values-cell-range-address="Tabelle1.H3:Tabelle1.H69" chart:label-cell-address="Tabelle1.H2:Tabelle1.H2" chart:class="chart:scatter">
            <chart:data-point chart:repeated="67"/>
          </chart:series>
          <chart:series chart:style-name="ch12" chart:values-cell-range-address="Tabelle1.I3:Tabelle1.I69" chart:label-cell-address="Tabelle1.I2:Tabelle1.I2" chart:class="chart:scatter">
            <chart:data-point chart:repeated="6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econds</text:p>
                <draw:g>
                  <svg:desc>Tabelle1.C2:Tabelle1.C2</svg:desc>
                </draw:g>
              </table:table-cell>
              <table:table-cell office:value-type="string">
                <text:p>9-speed</text:p>
                <draw:g>
                  <svg:desc>Tabelle1.D2:Tabelle1.D2</svg:desc>
                </draw:g>
              </table:table-cell>
              <table:table-cell office:value-type="string">
                <text:p>3-speed</text:p>
                <draw:g>
                  <svg:desc>Tabelle1.E2:Tabelle1.E2</svg:desc>
                </draw:g>
              </table:table-cell>
              <table:table-cell office:value-type="string">
                <text:p>unlub.</text:p>
                <draw:g>
                  <svg:desc>Tabelle1.F2:Tabelle1.F2</svg:desc>
                </draw:g>
              </table:table-cell>
              <table:table-cell office:value-type="string">
                <text:p>Glycerine</text:p>
                <draw:g>
                  <svg:desc>Tabelle1.G2:Tabelle1.G2</svg:desc>
                </draw:g>
              </table:table-cell>
              <table:table-cell office:value-type="string">
                <text:p>Paraffin</text:p>
                <draw:g>
                  <svg:desc>Tabelle1.H2:Tabelle1.H2</svg:desc>
                </draw:g>
              </table:table-cell>
              <table:table-cell office:value-type="string">
                <text:p>Knife-edge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3:Tabelle1.B69</svg:desc>
                </draw:g>
              </table:table-cell>
              <table:table-cell office:value-type="float" office:value="0">
                <text:p>0</text:p>
                <draw:g>
                  <svg:desc>Tabelle1.C3:Tabelle1.C69</svg:desc>
                </draw:g>
              </table:table-cell>
              <table:table-cell office:value-type="float" office:value="25">
                <text:p>25</text:p>
                <draw:g>
                  <svg:desc>Tabelle1.D3:Tabelle1.D69</svg:desc>
                </draw:g>
              </table:table-cell>
              <table:table-cell office:value-type="float" office:value="25">
                <text:p>25</text:p>
                <draw:g>
                  <svg:desc>Tabelle1.E3:Tabelle1.E69</svg:desc>
                </draw:g>
              </table:table-cell>
              <table:table-cell office:value-type="float" office:value="25">
                <text:p>25</text:p>
                <draw:g>
                  <svg:desc>Tabelle1.F3:Tabelle1.F69</svg:desc>
                </draw:g>
              </table:table-cell>
              <table:table-cell office:value-type="float" office:value="25">
                <text:p>25</text:p>
                <draw:g>
                  <svg:desc>Tabelle1.G3:Tabelle1.G69</svg:desc>
                </draw:g>
              </table:table-cell>
              <table:table-cell office:value-type="float" office:value="25">
                <text:p>25</text:p>
                <draw:g>
                  <svg:desc>Tabelle1.H3:Tabelle1.H69</svg:desc>
                </draw:g>
              </table:table-cell>
              <table:table-cell office:value-type="float" office:value="25">
                <text:p>25</text:p>
                <draw:g>
                  <svg:desc>Tabelle1.I3:Tabelle1.I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.5">
                <text:p>17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0.6">
                <text:p>10.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9.9">
                <text:p>9.9</text:p>
              </table:table-cell>
              <table:table-cell office:value-type="float" office:value="8.5">
                <text:p>8.5</text:p>
              </table:table-cell>
              <table:table-cell office:value-type="float" office:value="5.3">
                <text:p>5.3</text:p>
              </table:table-cell>
              <table:table-cell office:value-type="float" office:value="2.2">
                <text:p>2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